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6C000038FB000039A58AD20DAF.svm"/>
  <manifest:file-entry manifest:media-type="" manifest:full-path="Pictures/2000010700002A0700001CE3ADE266E3.svm"/>
  <manifest:file-entry manifest:media-type="" manifest:full-path="Pictures/2000016500003F2900001F7B62167C7F.svm"/>
  <manifest:file-entry manifest:media-type="" manifest:full-path="Pictures/200000A4000027EE00001E0792BC2421.svm"/>
  <manifest:file-entry manifest:media-type="" manifest:full-path="Pictures/2000015F0000396300003487D29B761E.svm"/>
  <manifest:file-entry manifest:media-type="" manifest:full-path="Pictures/20000106000034E4000028A8EF7D7701.svm"/>
  <manifest:file-entry manifest:media-type="" manifest:full-path="Pictures/2000030900003DB600005CA5E532D65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style:text-properties style:font-name="Times New Roman1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style:font-name="Times New Roman1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1.217cm" style:auto-text-indent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size="14pt"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1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style:font-name="Times New Roman1" fo:font-size="14pt"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Text_20_body">
      <style:paragraph-properties fo:margin-left="0cm" fo:margin-right="0cm" fo:text-align="start" style:justify-single-word="false" fo:text-indent="1.244cm" style:auto-text-indent="false"/>
      <style:text-properties style:font-name="Times New Roman1" fo:font-size="14pt"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style:font-name="Times New Roman1" fo:font-size="14pt"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style:font-name="Times New Roman1" fo:font-size="14pt"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language="ru" fo:country="RU" fo:font-style="normal" style:language-asian="zxx" style:country-asian="none" style:font-style-asian="normal" style:language-complex="zxx" style:country-complex="none" style:font-style-complex="normal"/>
    </style:style>
    <style:style style:name="P17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language="en" fo:country="US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4pt" fo:font-style="italic"/>
    </style:style>
    <style:style style:name="P19" style:family="paragraph" style:parent-style-name="Text_20_body">
      <style:paragraph-properties fo:margin-left="0cm" fo:margin-right="0cm" fo:text-align="justify" style:justify-single-word="false" fo:text-indent="0.953cm" style:auto-text-indent="false"/>
      <style:text-properties style:font-name="Times New Roman" fo:font-size="14pt"/>
    </style:style>
    <style:style style:name="P20" style:family="paragraph" style:parent-style-name="Text_20_body" style:list-style-name="L1">
      <style:paragraph-properties fo:margin-left="0cm" fo:margin-right="0cm" fo:text-align="justify" style:justify-single-word="false" fo:text-indent="0.953cm" style:auto-text-indent="false"/>
      <style:text-properties style:font-name="Times New Roman"/>
    </style:style>
    <style:style style:name="P21" style:family="paragraph" style:parent-style-name="Text_20_body" style:list-style-name="L2">
      <style:paragraph-properties fo:margin-left="0cm" fo:margin-right="0cm" fo:text-align="justify" style:justify-single-word="false" fo:text-indent="0.953cm" style:auto-text-indent="false"/>
      <style:text-properties style:font-name="Times New Roman"/>
    </style:style>
    <style:style style:name="P22" style:family="paragraph" style:parent-style-name="Text_20_body">
      <style:paragraph-properties fo:margin-left="0cm" fo:margin-right="0cm" fo:text-align="start" style:justify-single-word="false" fo:text-indent="1.111cm" style:auto-text-indent="false"/>
      <style:text-properties style:font-name="Times New Roman1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3" style:family="paragraph" style:parent-style-name="Text_20_body">
      <style:paragraph-properties fo:margin-left="0cm" fo:margin-right="0cm" fo:text-align="start" style:justify-single-word="false" fo:text-indent="1.111cm" style:auto-text-indent="false"/>
      <style:text-properties fo:font-size="14pt" fo:language="en" fo:country="US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4pt"/>
    </style:style>
    <style:style style:name="T3" style:family="text">
      <style:text-properties style:font-name="Times New Roman1" fo:font-size="14pt" fo:language="ru" fo:country="RU" style:language-asian="zxx" style:country-asian="none" style:language-complex="zxx" style:country-complex="none"/>
    </style:style>
    <style:style style:name="T4" style:family="text">
      <style:text-properties style:font-name="Times New Roman1" fo:font-size="14pt" fo:language="en" fo:country="US"/>
    </style:style>
    <style:style style:name="T5" style:family="text">
      <style:text-properties style:font-name="Times New Roman1" fo:font-weight="normal" style:font-weight-asian="normal" style:font-weight-complex="normal"/>
    </style:style>
    <style:style style:name="T6" style:family="text">
      <style:text-properties fo:font-size="14pt"/>
    </style:style>
    <style:style style:name="T7" style:family="text">
      <style:text-properties fo:font-size="14pt" fo:language="en" fo:country="US"/>
    </style:style>
    <style:style style:name="T8" style:family="text">
      <style:text-properties fo:font-size="14pt" fo:language="en" fo:country="US" fo:font-style="italic" style:font-style-asian="italic" style:font-style-complex="italic"/>
    </style:style>
    <style:style style:name="T9" style:family="text">
      <style:text-properties fo:font-size="14pt" fo:font-style="italic" style:font-style-asian="italic" style:font-style-complex="italic"/>
    </style:style>
    <style:style style:name="T10" style:family="text">
      <style:text-properties fo:font-style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language="ru" fo:country="RU"/>
    </style:style>
    <style:style style:name="T14" style:family="text">
      <style:text-properties fo:font-variant="normal" fo:text-transform="none" fo:font-size="14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ЕДЕРАЛЬНОЕ АГЕНСТВО ПО ОБРАЗОВАНИЮ</text:p>
      <text:p text:style-name="P1">ГОСУДАРСТВЕННОЕ ОБРАЗОВАТЕЛЬНОЕ УЧРЕЖДЕНИЕ</text:p>
      <text:p text:style-name="P1">ВЫСШЕГО ПРОФЕССИОНАЛЬНОГО ОБРАЗОВАНИЯ</text:p>
      <text:p text:style-name="P1">ВЯТСКИЙ ГОСУДАРСТВЕННЫЙ УНИВЕРСИТЕТ</text:p>
      <text:p text:style-name="P1">ФАКУЛЬТЕТ ПРИКЛАДНОЙ МАТЕМАТИКИ И ТЕЛЕКОММУНИКАЦИЙ</text:p>
      <text:p text:style-name="P1">КАФЕДРА ПРИКЛАДНОЙ МАТЕМАТИКИ И ТЕЛЕКОММУНИКАЦИЙ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Отчёт по лабораторной работе №7</text:p>
      <text:p text:style-name="P1">По дисциплине «Практикум на ЭВМ»</text:p>
      <text:p text:style-name="P1">Тема: «Динамические структуры данных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<text:tab/> <text:s text:c="17"/>студент группы ПМ-11_________________Кислицын И.К.</text:p>
      <text:p text:style-name="P2">Проверил: <text:s text:c="13"/>преподаватель кафедры ПМ и И______________Минина И.Н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иров 2009</text:p>
      <text:p text:style-name="P6">Цель работы</text:p>
      <text:p text:style-name="P3"/>
      <text:p text:style-name="P12">Изучить особенности работы с динамическими структурами данных.</text:p>
      <text:p text:style-name="P8">Задание</text:p>
      <text:p text:style-name="P18">Вариант 15</text:p>
      <text:p text:style-name="P19">Составить программу, которая содержит текущую информацию о заявках на авиабилеты.</text:p>
      <text:p text:style-name="P19">Каждая заявка включает:</text:p>
      <text:list xml:id="list37511957" text:style-name="L1">
        <text:list-item>
          <text:p text:style-name="P20"><text:span text:style-name="T14"><text:s/></text:span><text:span text:style-name="T6">пункт назначения;</text:span></text:p>
        </text:list-item>
        <text:list-item>
          <text:p text:style-name="P20"><text:span text:style-name="T14"><text:s/></text:span><text:span text:style-name="T6">номер рейса;</text:span></text:p>
        </text:list-item>
        <text:list-item>
          <text:p text:style-name="P20"><text:span text:style-name="T14"><text:s/></text:span><text:span text:style-name="T6">фамилию и инициалы пассажира;</text:span></text:p>
        </text:list-item>
        <text:list-item>
          <text:p text:style-name="P20"><text:span text:style-name="T6">желаемую дату вылета.</text:span></text:p>
        </text:list-item>
      </text:list>
      <text:p text:style-name="P19">Программа должна обеспечивать:</text:p>
      <text:list xml:id="list37527385" text:style-name="L2">
        <text:list-item>
          <text:p text:style-name="P21"><text:span text:style-name="T14"><text:s/></text:span><text:span text:style-name="T6">хранение всех заявок в виде двоичного дерева;</text:span></text:p>
        </text:list-item>
        <text:list-item>
          <text:p text:style-name="P21"><text:span text:style-name="T14"><text:s/></text:span><text:span text:style-name="T6">добавление и удаление заявок;</text:span></text:p>
        </text:list-item>
        <text:list-item>
          <text:p text:style-name="P21"><text:span text:style-name="T14"><text:s/></text:span><text:span text:style-name="T14">вывод заявок </text:span><text:span text:style-name="T6">по заданному номеру рейса и дате вылета с их последующим удалением;</text:span></text:p>
        </text:list-item>
        <text:list-item>
          <text:p text:style-name="P21"><text:span text:style-name="T6"><text:s/>вывод всех заявок.</text:span></text:p>
        </text:list-item>
      </text:list>
      <text:p text:style-name="P4"/>
      <text:p text:style-name="P4">Схема алгоритма работы программы</text:p>
      <text:p text:style-name="P4"/>
      <text:p text:style-name="P4"><draw:frame draw:style-name="fr1" draw:name="Графический объект1" text:anchor-type="paragraph" svg:width="15.589cm" svg:height="10.356cm" draw:z-index="0"><draw:image xlink:href="Pictures/200000A4000027EE00001E0792BC2421.svm" xlink:type="simple" xlink:show="embed" xlink:actuate="onLoad"/></draw:frame></text:p>
      <text:p text:style-name="P4"><draw:frame draw:style-name="fr2" draw:name="Графический объект2" text:anchor-type="paragraph" svg:width="16.185cm" svg:height="14.573cm" draw:z-index="1"><draw:image xlink:href="Pictures/2000016C000038FB000039A58AD20DAF.svm" xlink:type="simple" xlink:show="embed" xlink:actuate="onLoad"/></draw:frame><draw:frame draw:style-name="fr3" draw:name="Графический объект3" text:anchor-type="paragraph" svg:x="0.402cm" svg:y="14.908cm" svg:width="16.406cm" svg:height="10.594cm" draw:z-index="2"><draw:image xlink:href="Pictures/20000106000034E4000028A8EF7D7701.svm" xlink:type="simple" xlink:show="embed" xlink:actuate="onLoad"/></draw:frame><text:soft-page-break/></text:p>
      <text:p text:style-name="P4"/>
      <text:p text:style-name="P4"><draw:frame draw:style-name="fr3" draw:name="Графический объект5" text:anchor-type="paragraph" svg:x="0.309cm" svg:y="0.328cm" svg:width="16.579cm" svg:height="25.135cm" draw:z-index="4"><draw:image xlink:href="Pictures/2000030900003DB600005CA5E532D65A.svm" xlink:type="simple" xlink:show="embed" xlink:actuate="onLoad"/></draw:frame><text:soft-page-break/></text:p>
      <text:p text:style-name="P4"><draw:frame draw:style-name="fr3" draw:name="Графический объект4" text:anchor-type="paragraph" svg:x="1.259cm" svg:y="0.388cm" svg:width="14.691cm" svg:height="13.446cm" draw:z-index="3"><draw:image xlink:href="Pictures/2000015F0000396300003487D29B761E.svm" xlink:type="simple" xlink:show="embed" xlink:actuate="onLoad"/></draw:frame><text:soft-page-break/></text:p>
      <text:p text:style-name="P4"><draw:frame draw:style-name="fr3" draw:name="Графический объект6" text:anchor-type="paragraph" svg:x="0.52cm" svg:y="2.182cm" svg:width="16.17cm" svg:height="8.059cm" draw:z-index="5"><draw:image xlink:href="Pictures/2000016500003F2900001F7B62167C7F.svm" xlink:type="simple" xlink:show="embed" xlink:actuate="onLoad"/></draw:frame></text:p>
      <text:p text:style-name="P4"/>
      <text:p text:style-name="P4"/>
      <text:p text:style-name="P4"/>
      <text:p text:style-name="P4"><draw:frame draw:style-name="fr3" draw:name="Графический объект7" text:anchor-type="paragraph" svg:x="0.631cm" svg:y="0.143cm" svg:width="10.76cm" svg:height="7.394cm" draw:z-index="6"><draw:image xlink:href="Pictures/2000010700002A0700001CE3ADE266E3.svm" xlink:type="simple" xlink:show="embed" xlink:actuate="onLoad"/></draw:frame><text:soft-page-break/></text:p>
      <text:p text:style-name="P4"/>
      <text:p text:style-name="P4">Листинг</text:p>
      <text:p text:style-name="P4"/>
      <text:p text:style-name="P3">#include "stdafx.h"</text:p>
      <text:p text:style-name="P3">#include &lt;stdio.h&gt;</text:p>
      <text:p text:style-name="P3">#include &lt;stdlib.h&gt;</text:p>
      <text:p text:style-name="P3">#include &lt;conio.h&gt;</text:p>
      <text:p text:style-name="P3">#include &lt;math.h&gt;</text:p>
      <text:p text:style-name="P3">#include &lt;locale.h&gt;</text:p>
      <text:p text:style-name="P3">#include &lt;string.h&gt;</text:p>
      <text:p text:style-name="P3">#include &lt;malloc.h&gt;</text:p>
      <text:p text:style-name="P3">#include &lt;time.h&gt;</text:p>
      <text:p text:style-name="P3">#include &lt;windows.h&gt;</text:p>
      <text:p text:style-name="P3"/>
      <text:p text:style-name="P3">struct avia<text:tab/><text:tab/>//<text:span text:style-name="T11">объявление структуры</text:span></text:p>
      <text:p text:style-name="P3">{</text:p>
      <text:p text:style-name="P3"><text:tab/>unsigned int tripn;</text:p>
      <text:p text:style-name="P3"><text:tab/>char wayto[20];</text:p>
      <text:p text:style-name="P3"><text:tab/>char fio[30];</text:p>
      <text:p text:style-name="P3"><text:tab/>int date[3];</text:p>
      <text:p text:style-name="P3"><text:tab/>avia* left;</text:p>
      <text:p text:style-name="P3"><text:tab/>avia* right;</text:p>
      <text:p text:style-name="P3"><text:tab/>avia* parent;</text:p>
      <text:p text:style-name="P3">};</text:p>
      <text:p text:style-name="P3"/>
      <text:p text:style-name="P3">avia* first();<text:tab/><text:tab/><text:tab/><text:tab/>//<text:span text:style-name="T11">объявление функций</text:span></text:p>
      <text:p text:style-name="P3">void add(avia **core);</text:p>
      <text:p text:style-name="P3">void del(avia **core, int&amp; f);</text:p>
      <text:p text:style-name="P3">avia* search(avia **core);</text:p>
      <text:p text:style-name="P3">void vivod(avia **core, int&amp; f);</text:p>
      <text:p text:style-name="P3"><text:soft-page-break/>void vivodall(avia **core, int&amp; f);</text:p>
      <text:p text:style-name="P3"/>
      <text:p text:style-name="P3">int main()</text:p>
      <text:p text:style-name="P3">{<text:tab/></text:p>
      <text:p text:style-name="P3"><text:tab/>system("CLS");<text:tab/><text:tab/><text:tab/>//<text:span text:style-name="T11">очистка экрана</text:span></text:p>
      <text:p text:style-name="P3"><text:tab/>setlocale(LC_ALL, "Russian");</text:p>
      <text:p text:style-name="P3"><text:tab/>avia *core;</text:p>
      <text:p text:style-name="P3"><text:tab/>char vibor;</text:p>
      <text:p text:style-name="P3"><text:tab/>int f = 1;</text:p>
      <text:p text:style-name="P3"><text:tab/>system("CLS");<text:tab/><text:tab/>//<text:span text:style-name="T11">приветствие</text:span></text:p>
      <text:p text:style-name="P3"><text:tab/>printf("\t\tВас приветствует программа занесения заявок на <text:tab/>авиабилеты!\n\nДля продолжения нажмите любую клавишу");</text:p>
      <text:p text:style-name="P3"><text:tab/>getch();</text:p>
      <text:p text:style-name="P3"><text:tab/>while(true)<text:tab/><text:tab/><text:tab/>//<text:span text:style-name="T12">вход в меню</text:span></text:p>
      <text:p text:style-name="P3"><text:tab/>{</text:p>
      <text:p text:style-name="P3"><text:tab/><text:tab/>system("CLS");</text:p>
      <text:p text:style-name="P3"><text:tab/><text:tab/>vibor = NULL;</text:p>
      <text:p text:style-name="P3"><text:tab/><text:tab/>printf("\t\tМеню:\n\n\t1)Создание новой заявки\n\n\t2)Удаление <text:tab/><text:tab/>заявки\n\n\t3)Вывод заявки\n\n\t4)Вывод всех заявок\n\n\t5)Выход");</text:p>
      <text:p text:style-name="P3"><text:tab/><text:tab/>vibor = getch();<text:tab/><text:tab/>//<text:span text:style-name="T11">выбор нужного пункта меню</text:span></text:p>
      <text:p text:style-name="P3"><text:tab/><text:tab/>switch(vibor)</text:p>
      <text:p text:style-name="P3"><text:tab/><text:tab/>{</text:p>
      <text:p text:style-name="P3"><text:tab/><text:tab/>case '1': </text:p>
      <text:p text:style-name="P3"><text:tab/><text:tab/><text:tab/>{</text:p>
      <text:p text:style-name="P3"><text:tab/><text:tab/><text:tab/><text:tab/>if(f)</text:p>
      <text:p text:style-name="P3"><text:tab/><text:tab/><text:tab/><text:tab/>{</text:p>
      <text:p text:style-name="P3"><text:tab/><text:tab/><text:tab/><text:tab/><text:tab/>core = first();</text:p>
      <text:p text:style-name="P3"><text:tab/><text:tab/><text:tab/><text:tab/><text:tab/>f = 0;</text:p>
      <text:p text:style-name="P3"><text:tab/><text:tab/><text:tab/><text:tab/>}</text:p>
      <text:p text:style-name="P3"><text:tab/><text:tab/><text:tab/><text:tab/>else </text:p>
      <text:p text:style-name="P3"><text:tab/><text:tab/><text:tab/><text:tab/><text:tab/>add(&amp;core);</text:p>
      <text:p text:style-name="P3"><text:tab/><text:tab/><text:tab/>}</text:p>
      <text:p text:style-name="P3"><text:tab/><text:tab/><text:tab/>break;</text:p>
      <text:p text:style-name="P3"><text:tab/><text:tab/>case '2': </text:p>
      <text:p text:style-name="P3"><text:tab/><text:tab/><text:tab/>{</text:p>
      <text:p text:style-name="P3"><text:tab/><text:tab/><text:tab/><text:tab/>if(f)<text:tab/><text:tab/>//<text:span text:style-name="T11">проверка на наличие элементов</text:span></text:p>
      <text:p text:style-name="P3"><text:tab/><text:tab/><text:tab/><text:tab/>{</text:p>
      <text:p text:style-name="P3"><text:tab/><text:tab/><text:tab/><text:tab/><text:tab/>system("CLS");</text:p>
      <text:p text:style-name="P3"><text:tab/><text:tab/><text:tab/><text:tab/><text:tab/>printf("Не создано ни одной записи!");</text:p>
      <text:p text:style-name="P3"><text:tab/><text:tab/><text:tab/><text:tab/>}</text:p>
      <text:p text:style-name="P3"><text:tab/><text:tab/><text:tab/><text:tab/>else</text:p>
      <text:p text:style-name="P3"><text:tab/><text:tab/><text:tab/><text:tab/><text:tab/>del(&amp;core, f);</text:p>
      <text:p text:style-name="P3"><text:tab/><text:tab/><text:tab/>} break;</text:p>
      <text:p text:style-name="P3"><text:tab/><text:tab/>case '3': {</text:p>
      <text:p text:style-name="P3"><text:tab/><text:tab/><text:tab/><text:tab/>if(f)</text:p>
      <text:p text:style-name="P3"><text:soft-page-break/><text:tab/><text:tab/><text:tab/><text:tab/>{</text:p>
      <text:p text:style-name="P3"><text:tab/><text:tab/><text:tab/><text:tab/><text:tab/>system("CLS");</text:p>
      <text:p text:style-name="P3"><text:tab/><text:tab/><text:tab/><text:tab/><text:tab/>printf("Не создано ни одной записи!");</text:p>
      <text:p text:style-name="P3"><text:tab/><text:tab/><text:tab/><text:tab/>}</text:p>
      <text:p text:style-name="P3"><text:tab/><text:tab/><text:tab/><text:tab/>else</text:p>
      <text:p text:style-name="P3"><text:tab/><text:tab/><text:tab/><text:tab/><text:tab/>vivod(&amp;core, f);</text:p>
      <text:p text:style-name="P3"><text:tab/><text:tab/><text:tab/><text:tab/> <text:s/>} break;</text:p>
      <text:p text:style-name="P3"><text:tab/><text:tab/>case '4': {</text:p>
      <text:p text:style-name="P3"><text:tab/><text:tab/><text:tab/><text:tab/>if(f)</text:p>
      <text:p text:style-name="P3"><text:tab/><text:tab/><text:tab/><text:tab/>{</text:p>
      <text:p text:style-name="P3"><text:tab/><text:tab/><text:tab/><text:tab/><text:tab/>system("CLS");</text:p>
      <text:p text:style-name="P3"><text:tab/><text:tab/><text:tab/><text:tab/><text:tab/>printf("Не создано ни одной записи!");</text:p>
      <text:p text:style-name="P3"><text:tab/><text:tab/><text:tab/><text:tab/>}</text:p>
      <text:p text:style-name="P3"><text:tab/><text:tab/><text:tab/><text:tab/>else </text:p>
      <text:p text:style-name="P3"><text:tab/><text:tab/><text:tab/><text:tab/><text:tab/>vivodall(&amp;core, f);</text:p>
      <text:p text:style-name="P3"><text:tab/><text:tab/><text:tab/><text:tab/> <text:s/>} break;</text:p>
      <text:p text:style-name="P3"><text:tab/><text:tab/>case '5':</text:p>
      <text:p text:style-name="P3"><text:tab/><text:tab/><text:tab/>{</text:p>
      <text:p text:style-name="P3"><text:tab/><text:tab/><text:tab/><text:tab/>system("CLS");</text:p>
      <text:p text:style-name="P3"><text:tab/><text:tab/><text:tab/><text:tab/>printf("Благодарим за использование нашей\ <text:tab/>программы.\nХорошего дня!");</text:p>
      <text:p text:style-name="P3"><text:tab/><text:tab/><text:tab/><text:tab/>getch();</text:p>
      <text:p text:style-name="P3"><text:tab/><text:tab/><text:tab/><text:tab/>return 0;</text:p>
      <text:p text:style-name="P3"><text:tab/><text:tab/><text:tab/>} </text:p>
      <text:p text:style-name="P3"><text:tab/><text:tab/>default: </text:p>
      <text:p text:style-name="P3"><text:tab/><text:tab/><text:tab/>{</text:p>
      <text:p text:style-name="P3"><text:tab/><text:tab/><text:tab/><text:tab/>system("CLS");</text:p>
      <text:p text:style-name="P3"><text:tab/><text:tab/><text:tab/><text:tab/>printf("\n\nНекорректный ввод, повторите попытку");</text:p>
      <text:p text:style-name="P3"><text:tab/><text:tab/><text:tab/>}</text:p>
      <text:p text:style-name="P3"><text:tab/><text:tab/>}</text:p>
      <text:p text:style-name="P3"><text:tab/><text:tab/>printf("\n\nДля продолжения нажмите любую клавишу");</text:p>
      <text:p text:style-name="P3"><text:tab/><text:tab/>getch();</text:p>
      <text:p text:style-name="P3"><text:tab/>}</text:p>
      <text:p text:style-name="P3">}</text:p>
      <text:p text:style-name="P3">avia* first()<text:tab/><text:tab/><text:tab/><text:tab/>//<text:span text:style-name="T11">функция создания первого элемента</text:span></text:p>
      <text:p text:style-name="P3">{</text:p>
      <text:p text:style-name="P3"><text:tab/>system("CLS");</text:p>
      <text:p text:style-name="P3"><text:tab/>avia *p = (avia*) calloc (1, sizeof(avia));</text:p>
      <text:p text:style-name="P3"><text:tab/>p-&gt;parent = 0;</text:p>
      <text:p text:style-name="P3"><text:tab/>p-&gt;left = 0;</text:p>
      <text:p text:style-name="P3"><text:tab/>p-&gt;right = 0;</text:p>
      <text:p text:style-name="P3"><text:tab/>printf("\t\tВведите данные для первой заявки\n\n");</text:p>
      <text:p text:style-name="P3"><text:tab/></text:p>
      <text:p text:style-name="P3"><text:tab/>printf("\tВведите номер рейса\n");</text:p>
      <text:p text:style-name="P3"><text:tab/>scanf_s("%d", &amp;p-&gt;tripn);</text:p>
      <text:p text:style-name="P3"><text:soft-page-break/><text:tab/>printf("\tВведите пункт назначения\n");</text:p>
      <text:p text:style-name="P3"><text:tab/>scanf("%s", p-&gt;wayto);</text:p>
      <text:p text:style-name="P3"><text:tab/>printf("\tВведите фамилию и инициалы\n");</text:p>
      <text:p text:style-name="P3"><text:tab/>scanf("%s", p-&gt;fio);</text:p>
      <text:p text:style-name="P3"><text:tab/>printf("\tВведите желаемую дату вылета (через пробел ввести день, месяц, <text:tab/>год)\n");</text:p>
      <text:p text:style-name="P3"><text:tab/>for(int i = 0; i &lt; 3; i++)</text:p>
      <text:p text:style-name="P3"><text:tab/><text:tab/>scanf_s("%d", &amp;p-&gt;date[i]);</text:p>
      <text:p text:style-name="P3"><text:tab/>return p;</text:p>
      <text:p text:style-name="P3">}</text:p>
      <text:p text:style-name="P3"/>
      <text:p text:style-name="P3"/>
      <text:p text:style-name="P3">void add(avia **core)<text:tab/><text:tab/>//<text:span text:style-name="T11">функция добавления элементов</text:span></text:p>
      <text:p text:style-name="P3">{</text:p>
      <text:p text:style-name="P3"><text:tab/>int f = 1;</text:p>
      <text:p text:style-name="P3"><text:tab/>system("CLS");</text:p>
      <text:p text:style-name="P3"><text:tab/>avia *p = (avia*) calloc (1, sizeof(avia)), *pv = *core;</text:p>
      <text:p text:style-name="P3"><text:tab/>printf("\t\tВведите данные для новой заявки\n\n");</text:p>
      <text:p text:style-name="P3"><text:tab/>printf("\tВведите номер рейса\n");</text:p>
      <text:p text:style-name="P3"><text:tab/>scanf_s("%d", &amp;p-&gt;tripn);</text:p>
      <text:p text:style-name="P3"><text:tab/>printf("\tВведите пункт назначения\n");</text:p>
      <text:p text:style-name="P3"><text:tab/>scanf("%s", p-&gt;wayto);</text:p>
      <text:p text:style-name="P3"><text:tab/>printf("\tВведите фамилию и инициалы\n");</text:p>
      <text:p text:style-name="P3"><text:tab/>scanf("%s", p-&gt;fio);</text:p>
      <text:p text:style-name="P3"><text:tab/>printf("\tВведите желаемую дату вылета(через пробел ввести день, месяц,\ <text:tab/>год)\n");</text:p>
      <text:p text:style-name="P3"><text:tab/>for(int i = 0; i &lt; 3; i++)</text:p>
      <text:p text:style-name="P3"><text:tab/><text:tab/>scanf_s("%d", &amp;p-&gt;date[i]);</text:p>
      <text:p text:style-name="P3"><text:tab/>p-&gt;left = 0;</text:p>
      <text:p text:style-name="P3"><text:tab/>p-&gt;right = 0;</text:p>
      <text:p text:style-name="P3"/>
      <text:p text:style-name="P3"><text:tab/>while(f)<text:tab/><text:tab/>//<text:span text:style-name="T11">поиск места добавления и добавление</text:span></text:p>
      <text:p text:style-name="P3"><text:tab/>{</text:p>
      <text:p text:style-name="P3"><text:tab/><text:tab/>if((pv-&gt;right == 0) &amp;&amp; (p-&gt;tripn &gt; pv-&gt;tripn))</text:p>
      <text:p text:style-name="P3"><text:tab/><text:tab/>{<text:tab/><text:tab/><text:tab/><text:tab/><text:tab/>//<text:span text:style-name="T11">выбор ветви по первому ключу</text:span></text:p>
      <text:p text:style-name="P3"><text:tab/><text:tab/><text:tab/>p-&gt;parent = pv;</text:p>
      <text:p text:style-name="P3"><text:tab/><text:tab/><text:tab/>pv-&gt;right = p;</text:p>
      <text:p text:style-name="P3"><text:tab/><text:tab/><text:tab/>return;</text:p>
      <text:p text:style-name="P3"><text:tab/><text:tab/>}</text:p>
      <text:p text:style-name="P3"><text:tab/><text:tab/>else if((pv-&gt;left == 0) &amp;&amp; (p-&gt;tripn &lt; pv-&gt;tripn))</text:p>
      <text:p text:style-name="P3"><text:tab/><text:tab/>{</text:p>
      <text:p text:style-name="P3"><text:tab/><text:tab/><text:tab/>p-&gt;parent = pv;</text:p>
      <text:p text:style-name="P3"><text:tab/><text:tab/><text:tab/>pv-&gt;left = p;</text:p>
      <text:p text:style-name="P3"><text:tab/><text:tab/><text:tab/>return;</text:p>
      <text:p text:style-name="P3"><text:tab/><text:tab/>}</text:p>
      <text:p text:style-name="P3"><text:soft-page-break/><text:tab/><text:tab/>else if((p-&gt;tripn == pv-&gt;tripn))<text:tab/><text:tab/>//<text:span text:style-name="T11">выбор ветви по второму ключу</text:span></text:p>
      <text:p text:style-name="P3"><text:tab/><text:tab/>{</text:p>
      <text:p text:style-name="P3"><text:tab/><text:tab/><text:tab/>if (((p-&gt;date[2]*10000 + p-&gt;date[1]*100 + p-&gt;date[0]) &gt; <text:tab/><text:tab/>(pv-&gt;date[2]*10000 + pv-&gt;date[1]*100 + pv-&gt;date[0])) &amp;&amp; (pv-&gt;right == 0))</text:p>
      <text:p text:style-name="P3"><text:tab/><text:tab/><text:tab/>{</text:p>
      <text:p text:style-name="P3"><text:tab/><text:tab/><text:tab/><text:tab/>p-&gt;parent = pv;</text:p>
      <text:p text:style-name="P3"><text:tab/><text:tab/><text:tab/><text:tab/>pv-&gt;right = p;</text:p>
      <text:p text:style-name="P3"><text:tab/><text:tab/><text:tab/><text:tab/>return;</text:p>
      <text:p text:style-name="P3"><text:tab/><text:tab/><text:tab/>}</text:p>
      <text:p text:style-name="P3"><text:tab/><text:tab/><text:tab/>else if (((p-&gt;date[2]*10000 + p-&gt;date[1]*100 + p-&gt;date[0]) &lt; <text:tab/><text:tab/>(pv-&gt;date[2]*10000 + pv-&gt;date[1]*100 + pv-&gt;date[0])) &amp;&amp; (pv-&gt;left == 0))</text:p>
      <text:p text:style-name="P3"><text:tab/><text:tab/><text:tab/><text:tab/>{</text:p>
      <text:p text:style-name="P3"><text:tab/><text:tab/><text:tab/><text:tab/><text:tab/>p-&gt;parent = pv;</text:p>
      <text:p text:style-name="P3"><text:tab/><text:tab/><text:tab/><text:tab/><text:tab/>pv-&gt;left = p;</text:p>
      <text:p text:style-name="P3"><text:tab/><text:tab/><text:tab/><text:tab/><text:tab/>return;</text:p>
      <text:p text:style-name="P3"><text:tab/><text:tab/><text:tab/><text:tab/>}</text:p>
      <text:p text:style-name="P3"><text:tab/><text:tab/><text:tab/></text:p>
      <text:p text:style-name="P3"><text:tab/><text:tab/>else <text:tab/><text:tab/><text:tab/>//<text:span text:style-name="T11">проверка пустоты</text:span></text:p>
      <text:p text:style-name="P3"><text:tab/><text:tab/><text:tab/>{</text:p>
      <text:p text:style-name="P3"><text:tab/><text:tab/><text:tab/><text:tab/>system("CLS");</text:p>
      <text:p text:style-name="P3"><text:tab/><text:tab/><text:tab/><text:tab/>printf("\n\tТакая заявка уже есть. \nНажмите любую\ <text:tab/>клавишу для продолжения");</text:p>
      <text:p text:style-name="P3"><text:tab/><text:tab/><text:tab/><text:tab/>getch();</text:p>
      <text:p text:style-name="P3"><text:tab/><text:tab/><text:tab/><text:tab/>return;</text:p>
      <text:p text:style-name="P3"><text:tab/><text:tab/><text:tab/>}</text:p>
      <text:p text:style-name="P3"><text:tab/><text:tab/>}</text:p>
      <text:p text:style-name="P3"><text:tab/><text:tab/>else if(p-&gt;tripn &lt; pv-&gt;tripn)<text:tab/>//<text:span text:style-name="T11">движение по нужной ветви</text:span></text:p>
      <text:p text:style-name="P3"><text:tab/><text:tab/>{</text:p>
      <text:p text:style-name="P3"><text:tab/><text:tab/><text:tab/>pv = pv-&gt;left;</text:p>
      <text:p text:style-name="P3"><text:tab/><text:tab/>}</text:p>
      <text:p text:style-name="P3"><text:tab/><text:tab/>else if(p-&gt;tripn &gt; pv-&gt;tripn)</text:p>
      <text:p text:style-name="P3"><text:tab/><text:tab/>{</text:p>
      <text:p text:style-name="P3"><text:tab/><text:tab/><text:tab/>pv = pv-&gt;right;</text:p>
      <text:p text:style-name="P3"><text:tab/><text:tab/>}</text:p>
      <text:p text:style-name="P3"><text:tab/><text:tab/>else if((p-&gt;date[2]*10000 + p-&gt;date[1]*100 + p-&gt;date[0]) &gt; <text:tab/><text:tab/>(pv-&gt;date[2]*10000 + pv-&gt;date[1]*100 + pv-&gt;date[0]))</text:p>
      <text:p text:style-name="P3"><text:tab/><text:tab/>{</text:p>
      <text:p text:style-name="P3"><text:tab/><text:tab/><text:tab/>pv = pv-&gt;right;</text:p>
      <text:p text:style-name="P3"><text:tab/><text:tab/>}</text:p>
      <text:p text:style-name="P3"><text:tab/><text:tab/>else if((p-&gt;date[2]*10000 + p-&gt;date[1]*100 + p-&gt;date[0]) &lt; <text:tab/><text:tab/><text:tab/>(pv-&gt;date[2]*10000 + pv-&gt;date[1]*100 + pv-&gt;date[0]))</text:p>
      <text:p text:style-name="P3"><text:tab/><text:tab/>{</text:p>
      <text:p text:style-name="P3"><text:tab/><text:tab/><text:tab/>pv = pv-&gt;left;</text:p>
      <text:p text:style-name="P3"><text:tab/><text:tab/>}</text:p>
      <text:p text:style-name="P3"><text:tab/><text:tab/>else</text:p>
      <text:p text:style-name="P3"><text:soft-page-break/><text:tab/><text:tab/>{</text:p>
      <text:p text:style-name="P3"><text:tab/><text:tab/><text:tab/>printf("Ошибка добавления записи \nНажмите любую клавишу <text:tab/>для продолжения");</text:p>
      <text:p text:style-name="P3"><text:tab/><text:tab/><text:tab/>getch();</text:p>
      <text:p text:style-name="P3"><text:tab/><text:tab/><text:tab/>return;</text:p>
      <text:p text:style-name="P3"><text:tab/><text:tab/>}</text:p>
      <text:p text:style-name="P3"><text:tab/>}</text:p>
      <text:p text:style-name="P3">}</text:p>
      <text:p text:style-name="P3">void del(avia **core, int&amp; f)<text:tab/><text:tab/>//<text:span text:style-name="T11">удаление заявки</text:span></text:p>
      <text:p text:style-name="P3">{</text:p>
      <text:p text:style-name="P3"><text:tab/>avia *p = search(core), *pv;<text:tab/>//<text:span text:style-name="T11">поиск заявки</text:span></text:p>
      <text:p text:style-name="P3"><text:tab/>if(p == NULL)</text:p>
      <text:p text:style-name="P3"><text:tab/>{</text:p>
      <text:p text:style-name="P3"><text:tab/><text:tab/>return;<text:tab/>//<text:span text:style-name="T11">если не найдена, то выйти</text:span></text:p>
      <text:p text:style-name="P3"><text:tab/>}</text:p>
      <text:p text:style-name="P3"><text:tab/>if(((p-&gt;left != 0)&amp;&amp;(p-&gt;right != 0)) &amp;&amp; (p-&gt;parent != 0))</text:p>
      <text:p text:style-name="P3"><text:tab/>{</text:p>
      <text:p text:style-name="P3"><text:tab/><text:tab/>pv = p-&gt;left;</text:p>
      <text:p text:style-name="P3"><text:tab/><text:tab/>while(pv-&gt;right != 0)<text:tab/><text:tab/>//<text:span text:style-name="T11">проверка условий</text:span></text:p>
      <text:p text:style-name="P3"><text:tab/><text:tab/><text:tab/>pv = pv-&gt;right;</text:p>
      <text:p text:style-name="P3"><text:tab/><text:tab/>pv-&gt;right = p-&gt;right;</text:p>
      <text:p text:style-name="P3"><text:tab/><text:tab/>(p-&gt;right)-&gt;parent = pv;</text:p>
      <text:p text:style-name="P3"><text:tab/><text:tab/>if((p-&gt;parent)-&gt;left == p)</text:p>
      <text:p text:style-name="P3"><text:tab/><text:tab/><text:tab/>(p-&gt;parent)-&gt;left = p-&gt;left;</text:p>
      <text:p text:style-name="P3"><text:tab/><text:tab/>else</text:p>
      <text:p text:style-name="P3"><text:tab/><text:tab/><text:tab/>(p-&gt;parent)-&gt;right = p-&gt;left;</text:p>
      <text:p text:style-name="P3"><text:tab/><text:tab/>p-&gt;left = p-&gt;parent;</text:p>
      <text:p text:style-name="P3"><text:tab/><text:tab/>free(p);</text:p>
      <text:p text:style-name="P3"><text:tab/><text:tab/>printf("\n\t\tЗаявка была успешно удалена!\n");</text:p>
      <text:p text:style-name="P3"><text:tab/><text:tab/>return;</text:p>
      <text:p text:style-name="P3"><text:tab/>}</text:p>
      <text:p text:style-name="P3"><text:tab/>else if(((p-&gt;left == 0) &amp;&amp; (p-&gt;parent != 0)) &amp;&amp; (p-&gt;right != 0))</text:p>
      <text:p text:style-name="P3"><text:tab/>{</text:p>
      <text:p text:style-name="P3"><text:tab/><text:tab/>(p-&gt;right)-&gt;parent = p-&gt;parent;</text:p>
      <text:p text:style-name="P3"><text:tab/><text:tab/>if((p-&gt;parent)-&gt;left == p)</text:p>
      <text:p text:style-name="P3"><text:tab/><text:tab/><text:tab/>(p-&gt;parent)-&gt;left = p-&gt;right;</text:p>
      <text:p text:style-name="P3"><text:tab/><text:tab/>else</text:p>
      <text:p text:style-name="P3"><text:tab/><text:tab/><text:tab/>(p-&gt;parent)-&gt;right = p-&gt;right;</text:p>
      <text:p text:style-name="P3"><text:tab/><text:tab/>free(p);</text:p>
      <text:p text:style-name="P3"><text:tab/><text:tab/>printf("\n\t\tЗаявка была успешно удалена!\n");</text:p>
      <text:p text:style-name="P3"><text:tab/><text:tab/>return;</text:p>
      <text:p text:style-name="P3"><text:tab/>}</text:p>
      <text:p text:style-name="P3"><text:tab/>else if(((p-&gt;right == 0) &amp;&amp; (p-&gt;parent != 0)) &amp;&amp; (p-&gt;left != 0))</text:p>
      <text:p text:style-name="P3"><text:tab/>{</text:p>
      <text:p text:style-name="P3"><text:tab/><text:tab/>(p-&gt;left)-&gt;parent = p-&gt;parent;</text:p>
      <text:p text:style-name="P3"><text:soft-page-break/><text:tab/><text:tab/>if((p-&gt;parent)-&gt;left == p)</text:p>
      <text:p text:style-name="P3"><text:tab/><text:tab/><text:tab/>(p-&gt;parent)-&gt;left = p-&gt;left;</text:p>
      <text:p text:style-name="P3"><text:tab/><text:tab/>else</text:p>
      <text:p text:style-name="P3"><text:tab/><text:tab/><text:tab/>(p-&gt;parent)-&gt;right = p-&gt;left;</text:p>
      <text:p text:style-name="P3"><text:tab/><text:tab/>free(p);</text:p>
      <text:p text:style-name="P3"><text:tab/><text:tab/>printf("\n\t\tЗаявка была успешно удалена!\n");</text:p>
      <text:p text:style-name="P3"><text:tab/><text:tab/>return;</text:p>
      <text:p text:style-name="P3"><text:tab/>}</text:p>
      <text:p text:style-name="P3"><text:tab/>else if(((p-&gt;left == 0) &amp;&amp; (p-&gt;right == 0)) &amp;&amp; (p-&gt;parent != 0))</text:p>
      <text:p text:style-name="P3"><text:tab/>{</text:p>
      <text:p text:style-name="P3"><text:tab/><text:tab/>if((p-&gt;parent)-&gt;left == p)</text:p>
      <text:p text:style-name="P3"><text:tab/><text:tab/><text:tab/>(p-&gt;parent)-&gt;left = 0;</text:p>
      <text:p text:style-name="P3"><text:tab/><text:tab/>else</text:p>
      <text:p text:style-name="P3"><text:tab/><text:tab/><text:tab/>(p-&gt;parent)-&gt;right = 0;</text:p>
      <text:p text:style-name="P3"><text:tab/><text:tab/>printf("\n\t\tЗаявка была успешно удалена!\n");</text:p>
      <text:p text:style-name="P3"><text:tab/><text:tab/>free(p);</text:p>
      <text:p text:style-name="P3"><text:tab/><text:tab/>return;</text:p>
      <text:p text:style-name="P3"><text:tab/>}</text:p>
      <text:p text:style-name="P3"><text:tab/>else if(p-&gt;parent == 0)</text:p>
      <text:p text:style-name="P3"><text:tab/>{</text:p>
      <text:p text:style-name="P3"><text:tab/><text:tab/>if((p-&gt;left == 0) &amp;&amp; (p-&gt;right == 0))</text:p>
      <text:p text:style-name="P3"><text:tab/><text:tab/>{</text:p>
      <text:p text:style-name="P3"><text:tab/><text:tab/><text:tab/>free(p);</text:p>
      <text:p text:style-name="P3"><text:tab/><text:tab/><text:tab/>f++;</text:p>
      <text:p text:style-name="P3"><text:tab/><text:tab/><text:tab/>printf("\n\t\tЗаявка была успешно удалена!\n");</text:p>
      <text:p text:style-name="P3"><text:tab/><text:tab/>}</text:p>
      <text:p text:style-name="P3"><text:tab/><text:tab/>else if((p-&gt;left == 0) &amp;&amp; (p-&gt;right != 0))</text:p>
      <text:p text:style-name="P3"><text:tab/><text:tab/>{</text:p>
      <text:p text:style-name="P3"><text:tab/><text:tab/><text:tab/>(*core) = p-&gt;right;</text:p>
      <text:p text:style-name="P3"><text:tab/><text:tab/><text:tab/>(*core)-&gt;parent = 0;</text:p>
      <text:p text:style-name="P3"><text:tab/><text:tab/><text:tab/>free(p);</text:p>
      <text:p text:style-name="P3"><text:tab/><text:tab/><text:tab/>printf("\n\t\tЗаявка была успешно удалена!\n");</text:p>
      <text:p text:style-name="P3"><text:tab/><text:tab/><text:tab/>return;</text:p>
      <text:p text:style-name="P3"><text:tab/><text:tab/>}</text:p>
      <text:p text:style-name="P3"><text:tab/><text:tab/>else if ((p-&gt;right == 0) &amp;&amp; (p-&gt;left != 0))</text:p>
      <text:p text:style-name="P3"><text:tab/><text:tab/>{</text:p>
      <text:p text:style-name="P3"><text:tab/><text:tab/><text:tab/>(*core) = p-&gt;left;</text:p>
      <text:p text:style-name="P3"><text:tab/><text:tab/><text:tab/>(*core)-&gt;parent = 0;</text:p>
      <text:p text:style-name="P3"><text:tab/><text:tab/><text:tab/>free(p);</text:p>
      <text:p text:style-name="P3"><text:tab/><text:tab/><text:tab/>printf("\n\t\tЗаявка была успешно удалена!\n");</text:p>
      <text:p text:style-name="P3"><text:tab/><text:tab/><text:tab/>return;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pv = p-&gt;left;</text:p>
      <text:p text:style-name="P3"><text:soft-page-break/><text:tab/><text:tab/><text:tab/>while(pv-&gt;right != 0)</text:p>
      <text:p text:style-name="P3"><text:tab/><text:tab/><text:tab/><text:tab/>pv = pv-&gt;right;</text:p>
      <text:p text:style-name="P3"><text:tab/><text:tab/><text:tab/>pv-&gt;right = p-&gt;right;</text:p>
      <text:p text:style-name="P3"><text:tab/><text:tab/><text:tab/>(p-&gt;right)-&gt;parent = pv;</text:p>
      <text:p text:style-name="P3"><text:tab/><text:tab/><text:tab/>(*core) = p-&gt;left;</text:p>
      <text:p text:style-name="P3"><text:tab/><text:tab/><text:tab/>(*core)-&gt;parent = 0;</text:p>
      <text:p text:style-name="P3"><text:tab/><text:tab/><text:tab/>free(p);</text:p>
      <text:p text:style-name="P3"><text:tab/><text:tab/><text:tab/>printf("\n\t\tЗаявка была успешно удалена!\n");</text:p>
      <text:p text:style-name="P3"><text:tab/><text:tab/><text:tab/>return;</text:p>
      <text:p text:style-name="P3"><text:tab/><text:tab/>}</text:p>
      <text:p text:style-name="P3"><text:tab/>}</text:p>
      <text:p text:style-name="P3"><text:tab/>else</text:p>
      <text:p text:style-name="P3"><text:tab/>{</text:p>
      <text:p text:style-name="P3"><text:tab/><text:tab/>printf("\n\t\tЗаявка не найдена!\n");</text:p>
      <text:p text:style-name="P3"><text:tab/>}</text:p>
      <text:p text:style-name="P3">}</text:p>
      <text:p text:style-name="P3"/>
      <text:p text:style-name="P3">avia* search(avia **core)<text:tab/><text:tab/>//<text:span text:style-name="T11">поиск</text:span></text:p>
      <text:p text:style-name="P3">{</text:p>
      <text:p text:style-name="P3"><text:tab/>system("CLS");</text:p>
      <text:p text:style-name="P3"><text:tab/>avia *p = (avia*) calloc (1, sizeof(avia)), *pv = *core;</text:p>
      <text:p text:style-name="P3"><text:tab/></text:p>
      <text:p text:style-name="P3"><text:tab/>printf("\tВведите номер рейса\n");</text:p>
      <text:p text:style-name="P3"><text:tab/>scanf("%d", &amp;p-&gt;tripn);</text:p>
      <text:p text:style-name="P3"><text:tab/>printf("\tВведите дату вылета\n");</text:p>
      <text:p text:style-name="P3"><text:tab/>for(int i = 0; i &lt; 3; i++)</text:p>
      <text:p text:style-name="P3"><text:tab/><text:tab/>scanf("%d", &amp;p-&gt;date[i]);</text:p>
      <text:p text:style-name="P3"><text:tab/>while(true)</text:p>
      <text:p text:style-name="P3"><text:tab/>{</text:p>
      <text:p text:style-name="P3"><text:tab/><text:tab/>if((p-&gt;tripn == pv-&gt;tripn) &amp;&amp; ((p-&gt;date[2]*10000 + p-&gt;date[1]*100 + <text:tab/>p-&gt;date[0]) == (pv-&gt;date[2]*10000 + pv-&gt;date[1]*100 + pv-&gt;date[0])))</text:p>
      <text:p text:style-name="P3"><text:tab/><text:tab/>{</text:p>
      <text:p text:style-name="P3"><text:tab/><text:tab/><text:tab/>return pv; </text:p>
      <text:p text:style-name="P3"><text:tab/><text:tab/>}</text:p>
      <text:p text:style-name="P3"><text:tab/><text:tab/>else if((p-&gt;tripn &gt; pv-&gt;tripn) &amp;&amp; (pv-&gt;right != 0))</text:p>
      <text:p text:style-name="P3"><text:tab/><text:tab/>{</text:p>
      <text:p text:style-name="P3"><text:tab/><text:tab/><text:tab/>pv = pv-&gt;right;<text:tab/><text:tab/>//<text:span text:style-name="T11">движение по дереву, в зав. от знач.</text:span></text:p>
      <text:p text:style-name="P3"><text:tab/><text:tab/>}</text:p>
      <text:p text:style-name="P3"><text:tab/><text:tab/>else if((p-&gt;tripn &lt; pv-&gt;tripn) &amp;&amp; (pv-&gt;left != 0))</text:p>
      <text:p text:style-name="P3"><text:tab/><text:tab/>{</text:p>
      <text:p text:style-name="P3"><text:tab/><text:tab/><text:tab/>pv = pv-&gt;left;</text:p>
      <text:p text:style-name="P3"><text:tab/><text:tab/>}</text:p>
      <text:p text:style-name="P3"><text:tab/><text:tab/>else if(p-&gt;tripn == pv-&gt;tripn)</text:p>
      <text:p text:style-name="P3"><text:tab/><text:tab/>{</text:p>
      <text:p text:style-name="P3"><text:tab/><text:tab/><text:tab/>if(((p-&gt;date[2]*10000 + p-&gt;date[1]*100 + p-&gt;date[0]) &gt; (<text:tab/><text:soft-page-break/><text:tab/>pv-&gt;date[2]*10000 + pv-&gt;date[1]*100 + pv-&gt;date[0])) &amp;&amp; (pv-&gt;right != 0))</text:p>
      <text:p text:style-name="P3"><text:tab/><text:tab/><text:tab/>{</text:p>
      <text:p text:style-name="P3"><text:tab/><text:tab/><text:tab/><text:tab/>pv = pv-&gt;right;</text:p>
      <text:p text:style-name="P3"><text:tab/><text:tab/><text:tab/>}</text:p>
      <text:p text:style-name="P3"><text:tab/><text:tab/><text:tab/>else if(((p-&gt;date[2]*10000 + p-&gt;date[1]*100 + p-&gt;date[0]) &lt; (<text:tab/><text:tab/>pv-&gt;date[2]*10000 + pv-&gt;date[1]*100 + pv-&gt;date[0])) &amp;&amp; (pv-&gt;left != 0))</text:p>
      <text:p text:style-name="P3"><text:tab/><text:tab/><text:tab/>{</text:p>
      <text:p text:style-name="P3"><text:tab/><text:tab/><text:tab/><text:tab/>pv = pv-&gt;left;</text:p>
      <text:p text:style-name="P3"><text:tab/><text:tab/><text:tab/>}</text:p>
      <text:p text:style-name="P3"><text:tab/><text:tab/><text:tab/>else</text:p>
      <text:p text:style-name="P3"><text:tab/><text:tab/><text:tab/>{</text:p>
      <text:p text:style-name="P3"><text:tab/><text:tab/><text:tab/><text:tab/>system("CLS");</text:p>
      <text:p text:style-name="P3"><text:tab/><text:tab/><text:tab/><text:tab/>printf("Ошибка поиска записи. Проверьте входные\ <text:tab/><text:tab/><text:tab/>данные. \n");</text:p>
      <text:p text:style-name="P3"><text:tab/><text:tab/><text:tab/><text:tab/>return NULL;</text:p>
      <text:p text:style-name="P3"><text:tab/><text:tab/><text:tab/>}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system("CLS");</text:p>
      <text:p text:style-name="P3"><text:tab/><text:tab/><text:tab/>printf("Ошибка поиска записи. Запись не найдена \n");</text:p>
      <text:p text:style-name="P3"><text:tab/><text:tab/><text:tab/>return NULL;</text:p>
      <text:p text:style-name="P3"><text:tab/><text:tab/>}</text:p>
      <text:p text:style-name="P3"><text:tab/>}</text:p>
      <text:p text:style-name="P3">}</text:p>
      <text:p text:style-name="P3">void vivod(avia **core, int&amp; f)<text:tab/><text:tab/><text:tab/>//<text:span text:style-name="T11">вывод одного элемента с удалением</text:span></text:p>
      <text:p text:style-name="P3">{</text:p>
      <text:p text:style-name="P3"><text:tab/>system("CLS");</text:p>
      <text:p text:style-name="P3"><text:tab/>avia *p = search(core), *pv;</text:p>
      <text:p text:style-name="P3"><text:tab/>if(p == NULL)</text:p>
      <text:p text:style-name="P3"><text:tab/>{</text:p>
      <text:p text:style-name="P3"><text:tab/><text:tab/>return;<text:tab/>//<text:span text:style-name="T11">если не найден, то выход</text:span></text:p>
      <text:p text:style-name="P3"><text:tab/>}</text:p>
      <text:p text:style-name="P3"><text:tab/>system("CLS");</text:p>
      <text:p text:style-name="P3"><text:tab/>printf("\t\tНайдена следующая заявка:\n\n");<text:tab/><text:tab/>//<text:span text:style-name="T11">вывод</text:span></text:p>
      <text:p text:style-name="P3"><text:tab/>printf("\tФамилия И. О.:\n%s\n\tПуть назначения:\n\t%s\n\tРейс:\n<text:tab/>%d\n\tДата вылета:\n%d.%d.%d.", p-&gt;fio, p-&gt;wayto, p-&gt;tripn, p-&gt;date[0], <text:tab/>p-&gt;date[1], p-&gt;date[2]);</text:p>
      <text:p text:style-name="P3"><text:tab/></text:p>
      <text:p text:style-name="P3"><text:tab/>if(((p-&gt;left != 0)&amp;&amp;(p-&gt;right != 0)) &amp;&amp; (p-&gt;parent != 0)) <text:tab/>//<text:span text:style-name="T11">удаление</text:span></text:p>
      <text:p text:style-name="P3"><text:tab/>{</text:p>
      <text:p text:style-name="P3"><text:tab/><text:tab/>pv = p-&gt;left;</text:p>
      <text:p text:style-name="P3"><text:tab/><text:tab/>while(pv-&gt;right != 0)</text:p>
      <text:p text:style-name="P3"><text:tab/><text:tab/><text:tab/>pv = pv-&gt;right;</text:p>
      <text:p text:style-name="P3"><text:tab/><text:tab/>pv-&gt;right = p-&gt;right;</text:p>
      <text:p text:style-name="P3"><text:soft-page-break/><text:tab/><text:tab/>(p-&gt;right)-&gt;parent = pv;</text:p>
      <text:p text:style-name="P3"><text:tab/><text:tab/>if((p-&gt;parent)-&gt;left == p)</text:p>
      <text:p text:style-name="P3"><text:tab/><text:tab/><text:tab/>(p-&gt;parent)-&gt;left = p-&gt;left;</text:p>
      <text:p text:style-name="P3"><text:tab/><text:tab/>else</text:p>
      <text:p text:style-name="P3"><text:tab/><text:tab/><text:tab/>(p-&gt;parent)-&gt;right = p-&gt;left;</text:p>
      <text:p text:style-name="P3"><text:tab/><text:tab/>p-&gt;left = p-&gt;parent;</text:p>
      <text:p text:style-name="P3"><text:tab/><text:tab/>free(p);</text:p>
      <text:p text:style-name="P3"><text:tab/><text:tab/>return;</text:p>
      <text:p text:style-name="P3"><text:tab/>}</text:p>
      <text:p text:style-name="P3"/>
      <text:p text:style-name="P3"><text:tab/>else if(((p-&gt;left == 0) &amp;&amp; (p-&gt;parent != 0)) &amp;&amp; (p-&gt;right != 0))</text:p>
      <text:p text:style-name="P3"><text:tab/>{</text:p>
      <text:p text:style-name="P3"><text:tab/><text:tab/>(p-&gt;right)-&gt;parent = p-&gt;parent;</text:p>
      <text:p text:style-name="P3"><text:tab/><text:tab/>if((p-&gt;parent)-&gt;left == p)</text:p>
      <text:p text:style-name="P3"><text:tab/><text:tab/><text:tab/>(p-&gt;parent)-&gt;left = p-&gt;right;</text:p>
      <text:p text:style-name="P3"><text:tab/><text:tab/>else</text:p>
      <text:p text:style-name="P3"><text:tab/><text:tab/><text:tab/>(p-&gt;parent)-&gt;right = p-&gt;right;</text:p>
      <text:p text:style-name="P3"><text:tab/><text:tab/>free(p);</text:p>
      <text:p text:style-name="P3"><text:tab/><text:tab/>return;</text:p>
      <text:p text:style-name="P3"><text:tab/>}</text:p>
      <text:p text:style-name="P3"><text:tab/>else if(((p-&gt;right == 0) &amp;&amp; (p-&gt;parent != 0)) &amp;&amp;(p-&gt;left != 0))</text:p>
      <text:p text:style-name="P3"><text:tab/>{</text:p>
      <text:p text:style-name="P3"><text:tab/><text:tab/>(p-&gt;left)-&gt;parent = p-&gt;parent;</text:p>
      <text:p text:style-name="P3"><text:tab/><text:tab/>if((p-&gt;parent)-&gt;left == p)</text:p>
      <text:p text:style-name="P3"><text:tab/><text:tab/><text:tab/>(p-&gt;parent)-&gt;left = p-&gt;left;</text:p>
      <text:p text:style-name="P3"><text:tab/><text:tab/>else</text:p>
      <text:p text:style-name="P3"><text:tab/><text:tab/><text:tab/>(p-&gt;parent)-&gt;right = p-&gt;left;</text:p>
      <text:p text:style-name="P3"><text:tab/><text:tab/>free(p);</text:p>
      <text:p text:style-name="P3"><text:tab/><text:tab/>return;</text:p>
      <text:p text:style-name="P3"><text:tab/>}</text:p>
      <text:p text:style-name="P3"><text:tab/>else if(((p-&gt;left == 0) &amp;&amp; (p-&gt;right == 0)) &amp;&amp; (p-&gt;parent != 0))</text:p>
      <text:p text:style-name="P3"><text:tab/>{</text:p>
      <text:p text:style-name="P3"><text:tab/><text:tab/>if((p-&gt;parent)-&gt;left == p)</text:p>
      <text:p text:style-name="P3"><text:tab/><text:tab/><text:tab/>(p-&gt;parent)-&gt;left = 0;</text:p>
      <text:p text:style-name="P3"><text:tab/><text:tab/>else</text:p>
      <text:p text:style-name="P3"><text:tab/><text:tab/><text:tab/>(p-&gt;parent)-&gt;right = 0;</text:p>
      <text:p text:style-name="P3"><text:tab/><text:tab/>free(p);</text:p>
      <text:p text:style-name="P3"><text:tab/><text:tab/>return;</text:p>
      <text:p text:style-name="P3"><text:tab/>}</text:p>
      <text:p text:style-name="P3"><text:tab/>else if(p-&gt;parent == 0)</text:p>
      <text:p text:style-name="P3"><text:tab/>{</text:p>
      <text:p text:style-name="P3"><text:tab/><text:tab/>if((p-&gt;left == 0) &amp;&amp; (p-&gt;right == 0))</text:p>
      <text:p text:style-name="P3"><text:tab/><text:tab/>{</text:p>
      <text:p text:style-name="P3"><text:tab/><text:tab/><text:tab/>free(p);</text:p>
      <text:p text:style-name="P3"><text:tab/><text:tab/><text:tab/>f++;</text:p>
      <text:p text:style-name="P3"><text:soft-page-break/><text:tab/><text:tab/><text:tab/>return;</text:p>
      <text:p text:style-name="P3"><text:tab/><text:tab/>}</text:p>
      <text:p text:style-name="P3"><text:tab/><text:tab/>else if((p-&gt;left == 0)&amp;&amp; (p-&gt;right != 0))</text:p>
      <text:p text:style-name="P3"><text:tab/><text:tab/>{</text:p>
      <text:p text:style-name="P3"><text:tab/><text:tab/><text:tab/>(*core) = p-&gt;right;</text:p>
      <text:p text:style-name="P3"><text:tab/><text:tab/><text:tab/>(*core)-&gt;parent = 0;</text:p>
      <text:p text:style-name="P3"><text:tab/><text:tab/><text:tab/>free(p);</text:p>
      <text:p text:style-name="P3"><text:tab/><text:tab/><text:tab/>return;</text:p>
      <text:p text:style-name="P3"><text:tab/><text:tab/>}</text:p>
      <text:p text:style-name="P3"><text:tab/><text:tab/>else if ((p-&gt;right == 0)&amp;&amp; (p-&gt;left != 0))</text:p>
      <text:p text:style-name="P3"><text:tab/><text:tab/>{</text:p>
      <text:p text:style-name="P3"><text:tab/><text:tab/><text:tab/>(*core) = p-&gt;left;</text:p>
      <text:p text:style-name="P3"><text:tab/><text:tab/><text:tab/>(*core)-&gt;parent = 0;</text:p>
      <text:p text:style-name="P3"><text:tab/><text:tab/><text:tab/>free(p);</text:p>
      <text:p text:style-name="P3"><text:tab/><text:tab/><text:tab/>return;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pv = p-&gt;left;</text:p>
      <text:p text:style-name="P3"><text:tab/><text:tab/><text:tab/>while(pv-&gt;right != 0)</text:p>
      <text:p text:style-name="P3"><text:tab/><text:tab/><text:tab/><text:tab/>pv = pv-&gt;right;</text:p>
      <text:p text:style-name="P3"><text:tab/><text:tab/><text:tab/>pv-&gt;right = p-&gt;right;</text:p>
      <text:p text:style-name="P3"><text:tab/><text:tab/><text:tab/>(p-&gt;right)-&gt;parent = pv;</text:p>
      <text:p text:style-name="P3"><text:tab/><text:tab/><text:tab/>(*core) = p-&gt;left;</text:p>
      <text:p text:style-name="P3"><text:tab/><text:tab/><text:tab/>(*core)-&gt;parent = 0;</text:p>
      <text:p text:style-name="P3"><text:tab/><text:tab/><text:tab/>free(p);</text:p>
      <text:p text:style-name="P3"><text:tab/><text:tab/><text:tab/>return;</text:p>
      <text:p text:style-name="P3"><text:tab/><text:tab/>}</text:p>
      <text:p text:style-name="P3"><text:tab/>}</text:p>
      <text:p text:style-name="P3">}</text:p>
      <text:p text:style-name="P3">void vivodall(avia **core, int&amp; f)<text:tab/>//<text:span text:style-name="T11">вывод всех</text:span></text:p>
      <text:p text:style-name="P3">{</text:p>
      <text:p text:style-name="P3"><text:tab/>system("CLS");</text:p>
      <text:p text:style-name="P3"><text:tab/>avia *p = *core, *pv;</text:p>
      <text:p text:style-name="P3"><text:tab/>while((p-&gt;left != 0) || (p-&gt;right != 0))</text:p>
      <text:p text:style-name="P3"><text:tab/>{</text:p>
      <text:p text:style-name="P3"><text:tab/><text:tab/>printf("\tФамилия И. О.:\n%s\n\tПуть назначения:\n%s\n\tРейс:\n<text:tab/>%d\n\tДата вылета:\n%d.%d.%d.\n\nНажмите любую клавишу для <text:tab/>просмотра следующей заявки", p-&gt;fio, p-&gt;wayto, p-&gt;tripn, p-&gt;date[0], <text:tab/><text:tab/>p-&gt;date[1], p-&gt;date[2]);</text:p>
      <text:p text:style-name="P3"><text:tab/><text:tab/>if(p-&gt;left == 0)</text:p>
      <text:p text:style-name="P3"><text:tab/><text:tab/>{</text:p>
      <text:p text:style-name="P3"><text:tab/><text:tab/><text:tab/>*core = p-&gt;right;<text:tab/><text:tab/>//<text:span text:style-name="T11">выводим корень и удаляем</text:span></text:p>
      <text:p text:style-name="P3"><text:tab/><text:tab/><text:tab/>(*core)-&gt;parent = 0;<text:tab/>//<text:span text:style-name="T11">пока не останется один элемент</text:span></text:p>
      <text:p text:style-name="P3"><text:tab/><text:tab/><text:tab/>free(p);</text:p>
      <text:p text:style-name="P3"><text:soft-page-break/><text:tab/><text:tab/>}</text:p>
      <text:p text:style-name="P3"><text:tab/><text:tab/>else if (p-&gt;right == 0)</text:p>
      <text:p text:style-name="P3"><text:tab/><text:tab/>{</text:p>
      <text:p text:style-name="P3"><text:tab/><text:tab/><text:tab/>*core = p-&gt;left;</text:p>
      <text:p text:style-name="P3"><text:tab/><text:tab/><text:tab/>(*core)-&gt;parent = 0;</text:p>
      <text:p text:style-name="P3"><text:tab/><text:tab/><text:tab/>free(p);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pv = p-&gt;left;</text:p>
      <text:p text:style-name="P3"><text:tab/><text:tab/><text:tab/>while(pv-&gt;right != 0)</text:p>
      <text:p text:style-name="P3"><text:tab/><text:tab/><text:tab/><text:tab/>pv = pv-&gt;right;</text:p>
      <text:p text:style-name="P3"><text:tab/><text:tab/><text:tab/>pv-&gt;right = p-&gt;right;</text:p>
      <text:p text:style-name="P3"><text:tab/><text:tab/><text:tab/>(p-&gt;right)-&gt;parent = pv;</text:p>
      <text:p text:style-name="P3"><text:tab/><text:tab/><text:tab/>*core = pv;</text:p>
      <text:p text:style-name="P3"><text:tab/><text:tab/><text:tab/>(*core)-&gt;parent = 0;</text:p>
      <text:p text:style-name="P3"><text:tab/><text:tab/><text:tab/>free(p);</text:p>
      <text:p text:style-name="P3"><text:tab/><text:tab/>}</text:p>
      <text:p text:style-name="P3"><text:tab/><text:tab/>p = *core;</text:p>
      <text:p text:style-name="P3"><text:tab/><text:tab/>getch();</text:p>
      <text:p text:style-name="P3"><text:tab/><text:tab/>system("CLS");</text:p>
      <text:p text:style-name="P3"><text:tab/>}</text:p>
      <text:p text:style-name="P3"><text:tab/>printf("\tФамилия И. О.:\n%s\n\tПуть назначения:\n%s\n\tРейс:\n<text:tab/>%d\n\tДата вылета:\n%d.%d.%d.\n\nЭто была последняя запись. Для <text:tab/>выхода в меню нажмите любую клавишу", p-&gt;fio, p-&gt;wayto, p-&gt;tripn, <text:s text:c="7"/><text:tab/>p-&gt;date[0], p-&gt;date[1], p-&gt;date[2]);</text:p>
      <text:p text:style-name="P3"><text:tab/>free(p);<text:tab/><text:tab/><text:tab/><text:tab/><text:tab/>//<text:span text:style-name="T11">вывод последнего и удаление</text:span></text:p>
      <text:p text:style-name="P3"><text:tab/>f++;</text:p>
      <text:p text:style-name="P3"><text:tab/>getch();</text:p>
      <text:p text:style-name="P3">}</text:p>
      <text:p text:style-name="P3"/>
      <text:p text:style-name="P4">Ответы на контрольные вопросы:</text:p>
      <text:p text:style-name="P22">Перечислите основные динамические структуры данных </text:p>
      <text:p text:style-name="P23">Стек<text:span text:style-name="T1">, <text:s/></text:span>очередь<text:span text:style-name="T1">, </text:span><text:s/>бинарное дерево, дек, список;</text:p>
      <text:p text:style-name="P13">Какая динамическая структура данных называется списком? </text:p>
      <text:p text:style-name="P11">Списком называется структура данных, имеющая информационное поле и <text:tab/>поле адреса следующего (предыдущего) элемента. Может быть <text:tab/>односвязным, двусвязным, кольцевым</text:p>
      <text:p text:style-name="P15"><text:span text:style-name="T2">Поясните понятия «процедура обслуживания </text:span><text:span text:style-name="T4">LIFO</text:span><text:span text:style-name="T2">», «процедура обслуживания </text:span><text:span text:style-name="T4">FIFO</text:span><text:span text:style-name="T2">». <text:s text:c="3"/></text:span><text:span text:style-name="T6"><text:s/></text:span></text:p>
      <text:p text:style-name="P16"><text:span text:style-name="T6">Процедура обслуживание </text:span><text:span text:style-name="T7">LIFO </text:span><text:span text:style-name="T6">такая, что последний добавленный <text:tab/>элемент будет считам первым. </text:span><text:span text:style-name="T7">FIFO </text:span><text:span text:style-name="T6">такая, что первый записанный <text:tab/>элемент будет считан первым.</text:span></text:p>
      <text:p text:style-name="P13"><text:soft-page-break/>Приведите листинг функции формирования упорядоченного списка (предполагается, что первый элемент существует). </text:p>
      <text:p text:style-name="P14">void add(st **pbeg)</text:p>
      <text:p text:style-name="P14">{</text:p>
      <text:p text:style-name="P14"><text:tab/><text:tab/>st p<text:span text:style-name="T16"> = (</text:span>st*) calloc (1, sizeof(st)), pv = *pbeg, prev = *pbeg;</text:p>
      <text:p text:style-name="P14"><text:tab/><text:tab/>scanf(“%d“, p-&gt;d);</text:p>
      <text:p text:style-name="P14"><text:tab/><text:tab/>if(p-&gt;d &lt; pv-&gt;d)</text:p>
      <text:p text:style-name="P14"><text:tab/><text:tab/><text:tab/>{</text:p>
      <text:p text:style-name="P14"><text:tab/><text:tab/><text:tab/><text:tab/>*pbeg = p; <text:tab/><text:tab/>p-&gt;next = pv;</text:p>
      <text:p text:style-name="P14"><text:tab/><text:tab/><text:tab/>}</text:p>
      <text:p text:style-name="P14"><text:tab/><text:tab/>else</text:p>
      <text:p text:style-name="P14"><text:tab/><text:tab/><text:tab/>{ while((p-&gt;d &gt; pv-&gt;d) &amp;&amp; (pv-&gt;next))</text:p>
      <text:p text:style-name="P14"><text:tab/><text:tab/><text:tab/><text:tab/>{ <text:s text:c="3"/>prev = pv; <text:s text:c="2"/><text:tab/>pv = pv-&gt;next; <text:s text:c="2"/>}</text:p>
      <text:p text:style-name="P14"><text:tab/><text:tab/><text:tab/>if(!pv-&gt;next)<text:tab/>{p-&gt;next = pv; <text:tab/>prev-&gt;next = p; <text:s text:c="2"/>}</text:p>
      <text:p text:style-name="P14"><text:tab/><text:tab/><text:tab/>else<text:tab/><text:tab/><text:tab/>{pv-&gt;next = p; p-&gt;next = 0}</text:p>
      <text:p text:style-name="P14"><text:tab/><text:tab/><text:tab/>}</text:p>
      <text:p text:style-name="P14">}</text:p>
      <text:p text:style-name="P17"><text:span text:style-name="T3"/></text:p>
      <text:p text:style-name="P13">Что называется деревом поиска? Укажите область применения данной динамической структуры. <text:s/></text:p>
      <text:p text:style-name="P11">Если дерево организовано таким образом, что для каждого узла все ключи <text:tab/>его левого поддерева строго меньше ключа этого узла, а все ключи его <text:tab/>правого поддерева – строго больше, оно называется <text:span text:style-name="T15">деревом поиска.</text:span></text:p>
      <text:p text:style-name="P4">Краткие выводы </text:p>
      <text:p text:style-name="P7">В ходе выполнения данной лабораторной работы был получен опыт <text:tab/>работы с динамическими структурами данны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7H28M32S</meta:editing-duration>
    <meta:editing-cycles>32</meta:editing-cycles>
    <meta:generator>OpenOffice.org/3.1$Win32 OpenOffice.org_project/310m19$Build-9420</meta:generator>
    <dc:date>2009-11-30T01:20:15.40</dc:date>
    <meta:print-date>2009-11-30T01:15:57.98</meta:print-date>
    <meta:document-statistic meta:table-count="0" meta:image-count="7" meta:object-count="0" meta:page-count="18" meta:paragraph-count="532" meta:word-count="1698" meta:character-count="13058"/>
    <meta:user-defined meta:name="Info 1"/>
    <meta:user-defined meta:name="Info 2"/>
    <meta:user-defined meta:name="Info 3"/>
    <meta:user-defined meta:name="Info 4"/>
  </office:meta>
</office:document-meta>
</file>